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9295" officeooo:paragraph-rsid="00099295"/>
    </style:style>
    <style:style style:name="P2" style:family="paragraph" style:parent-style-name="Standard" style:list-style-name="L1">
      <style:text-properties officeooo:paragraph-rsid="00099295"/>
    </style:style>
    <style:style style:name="P3" style:family="paragraph" style:parent-style-name="Standard" style:list-style-name="L1">
      <style:text-properties officeooo:rsid="000aa234" officeooo:paragraph-rsid="000aa234"/>
    </style:style>
    <style:style style:name="P4" style:family="paragraph" style:parent-style-name="Standard">
      <style:text-properties officeooo:rsid="000aa234" officeooo:paragraph-rsid="000aa234"/>
    </style:style>
    <style:style style:name="P5" style:family="paragraph" style:parent-style-name="Standard">
      <style:text-properties officeooo:rsid="000c603d" officeooo:paragraph-rsid="000c603d"/>
    </style:style>
    <style:style style:name="P6" style:family="paragraph" style:parent-style-name="Standard" style:list-style-name="L2">
      <style:text-properties officeooo:rsid="000c603d" officeooo:paragraph-rsid="000c603d"/>
    </style:style>
    <style:style style:name="T1" style:family="text">
      <style:text-properties officeooo:rsid="000992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ionalidad</text:h>
      <text:p text:style-name="P1"/>
      <text:list xml:id="list621265676071389608" text:style-name="L1">
        <text:list-item>
          <text:p text:style-name="P2"><text:span text:style-name="T1">Agregamos un Func_Cod porque si usamos directamente el nombre, nos da advertencias como: </text:span></text:p>
          <text:p text:style-name="P2"/>
          <text:p text:style-name="P2"><text:span text:style-name="T1">“Advertencia: la máxima longitud de clave es de 900 bytes. El índice 'PK__Rol_Usua__0B21C7142AF6ED82' tiene una longitud máxima de 1020 bytes. Para algunas combinaciones de valores grandes, la operación de inserción o actualización no funcionará correctamente.”</text:span></text:p>
        </text:list-item>
        <text:list-item>
          <text:p text:style-name="P3">Ciertas funcionalidades como Depósito, Transferencia, Retiro, etc. Sólo pueden ser realizadas por un Cliente y no por el administrador.</text:p>
        </text:list-item>
      </text:list>
      <text:p text:style-name="P4"/>
      <text:h text:style-name="Heading_20_1" text:outline-level="1">Usuarios</text:h>
      <text:list xml:id="list5851790327435954151" text:style-name="L2">
        <text:list-item>
          <text:p text:style-name="P6">Para cada Cliente en la tabla maestra, se crea un usuario con los siguientes datos:</text:p>
          <text:list>
            <text:list-item>
              <text:p text:style-name="P6">Username: nombre.apellido (todo en minúsculas y con acentos).</text:p>
            </text:list-item>
            <text:list-item>
              <text:p text:style-name="P6">Password: “default” (sin comillas)</text:p>
            </text:list-item>
            <text:list-item>
              <text:p text:style-name="P6">Fecha de creación y última modificación: Fecha del sistema</text:p>
            </text:list-item>
            <text:list-item>
              <text:p text:style-name="P6">Pregunta secreta: “pregunta?” Respuesta secreta: “respuesta” (sin comillas)</text:p>
            </text:list-item>
            <text:list-item>
              <text:p text:style-name="P6">Intentos de login: cero</text:p>
            </text:list-item>
          </text:list>
        </text:list-item>
        <text:list-item>
          <text:p text:style-name="P6">Usuarios admin: admin, admin2 y admin3 como nombres de usuario, todos con password “w23e” (sin comillas) y el resto de los datos igual que los clientes.</text:p>
        </text:list-item>
      </text:list>
      <text:p text:style-name="P5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Orbe</meta:initial-creator>
    <meta:creation-date>2015-05-27T04:58:49.238785199</meta:creation-date>
    <dc:date>2015-05-28T00:04:56.939179650</dc:date>
    <dc:creator>Sergio Orbe</dc:creator>
    <meta:editing-duration>PT18H20M46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13" meta:word-count="154" meta:character-count="1003" meta:non-whitespace-character-count="871"/>
  </office:meta>
</office:document-meta>
</file>